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Liberation Mono" svg:font-family="Liberation Mono" style:font-family-generic="modern" style:font-pitch="fixed"/>
    <style:font-face style:name="細明體" svg:font-family="細明體" style:font-family-generic="modern" style:font-pitch="fixed" svg:panose-1="2 2 5 9 0 0 0 0 0 0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預設段落字型" style:family="text">
      <style:text-properties style:font-name="Courier New" style:font-name-complex="Courier New" fo:font-weight="bold" style:font-weight-asian="bold"/>
    </style:style>
    <style:style style:name="T3" style:parent-style-name="預設段落字型" style:family="text">
      <style:text-properties style:font-name="Courier New" style:font-name-complex="Courier New" fo:font-weight="bold" style:font-weight-asian="bold"/>
    </style:style>
    <style:style style:name="T4" style:parent-style-name="預設段落字型" style:family="text">
      <style:text-properties style:font-name="Courier New" style:font-name-complex="Courier New" fo:font-weight="bold" style:font-weight-asian="bold"/>
    </style:style>
    <style:style style:name="T5" style:parent-style-name="預設段落字型" style:family="text">
      <style:text-properties style:font-name="Courier New" style:font-name-complex="Courier New" fo:font-weight="bold" style:font-weight-asian="bold"/>
    </style:style>
    <style:style style:name="T6" style:parent-style-name="預設段落字型" style:family="text">
      <style:text-properties style:font-name="Courier New" style:font-name-complex="Courier New" fo:font-weight="bold" style:font-weight-asian="bold"/>
    </style:style>
    <style:style style:name="T7" style:parent-style-name="預設段落字型" style:family="text">
      <style:text-properties style:font-name="Courier New" style:font-name-complex="Courier New" fo:font-weight="bold" style:font-weight-asian="bold"/>
    </style:style>
    <style:style style:name="T8" style:parent-style-name="預設段落字型" style:family="text">
      <style:text-properties style:font-name="Courier New" style:font-name-complex="Courier New" fo:font-weight="bold" style:font-weight-asian="bold"/>
    </style:style>
    <style:style style:name="T9" style:parent-style-name="預設段落字型" style:family="text">
      <style:text-properties style:font-name="Courier New" style:font-name-complex="Courier New" fo:font-weight="bold" style:font-weight-asian="bold"/>
    </style:style>
    <style:style style:name="T10" style:parent-style-name="預設段落字型" style:family="text">
      <style:text-properties style:font-name="Courier New" style:font-name-complex="Courier New" fo:font-weight="bold" style:font-weight-asian="bold"/>
    </style:style>
    <style:style style:name="T11" style:parent-style-name="預設段落字型" style:family="text">
      <style:text-properties style:font-name="Courier New" style:font-name-complex="Courier New" fo:font-weight="bold" style:font-weight-asian="bold"/>
    </style:style>
    <style:style style:name="T12" style:parent-style-name="預設段落字型" style:family="text">
      <style:text-properties style:font-name="Courier New" style:font-name-complex="Courier New" fo:font-weight="bold" style:font-weight-asian="bold"/>
    </style:style>
    <style:style style:name="T13" style:parent-style-name="預設段落字型" style:family="text">
      <style:text-properties style:font-name="Courier New" style:font-name-complex="Courier New" fo:font-weight="bold" style:font-weight-asian="bold"/>
    </style:style>
    <style:style style:name="T14" style:parent-style-name="預設段落字型" style:family="text">
      <style:text-properties style:font-name="Courier New" style:font-name-complex="Courier New" fo:font-weight="bold" style:font-weight-asian="bold"/>
    </style:style>
    <style:style style:name="T15" style:parent-style-name="預設段落字型" style:family="text">
      <style:text-properties style:font-name="Courier New" style:font-name-complex="Courier New" fo:font-weight="bold" style:font-weight-asian="bold"/>
    </style:style>
    <style:style style:name="T16" style:parent-style-name="預設段落字型" style:family="text">
      <style:text-properties style:font-name="Courier New" style:font-name-complex="Courier New" fo:font-weight="bold" style:font-weight-asian="bold"/>
    </style:style>
    <style:style style:name="T17" style:parent-style-name="預設段落字型" style:family="text">
      <style:text-properties style:font-name="Courier New" style:font-name-complex="Courier New" fo:font-weight="bold" style:font-weight-asian="bold"/>
    </style:style>
    <style:style style:name="T18" style:parent-style-name="預設段落字型" style:family="text">
      <style:text-properties style:font-name="Courier New" style:font-name-complex="Courier New" fo:font-weight="bold" style:font-weight-asian="bold"/>
    </style:style>
    <style:style style:name="T19" style:parent-style-name="預設段落字型" style:family="text">
      <style:text-properties style:font-name="Courier New" style:font-name-complex="Courier New" fo:font-weight="bold" style:font-weight-asian="bold"/>
    </style:style>
    <style:style style:name="T20" style:parent-style-name="預設段落字型" style:family="text">
      <style:text-properties style:font-name="Courier New" style:font-name-complex="Courier New" fo:font-weight="bold" style:font-weight-asian="bold"/>
    </style:style>
    <style:style style:name="T21" style:parent-style-name="預設段落字型" style:family="text">
      <style:text-properties style:font-name="Courier New" style:font-name-complex="Courier New" fo:font-weight="bold" style:font-weight-asian="bold"/>
    </style:style>
    <style:style style:name="T22" style:parent-style-name="預設段落字型" style:family="text">
      <style:text-properties style:font-name="Courier New" style:font-name-complex="Courier New" fo:font-weight="bold" style:font-weight-asian="bold"/>
    </style:style>
    <style:style style:name="T23" style:parent-style-name="預設段落字型" style:family="text">
      <style:text-properties style:font-name="Courier New" style:font-name-complex="Courier New" fo:font-weight="bold" style:font-weight-asian="bold"/>
    </style:style>
    <style:style style:name="T24" style:parent-style-name="預設段落字型" style:family="text">
      <style:text-properties style:font-name="Courier New" style:font-name-complex="Courier New" fo:font-weight="bold" style:font-weight-asian="bold"/>
    </style:style>
    <style:style style:name="T25" style:parent-style-name="預設段落字型" style:family="text">
      <style:text-properties style:font-name="Courier New" style:font-name-complex="Courier New" fo:font-weight="bold" style:font-weight-asian="bold"/>
    </style:style>
    <style:style style:name="T26" style:parent-style-name="預設段落字型" style:family="text">
      <style:text-properties style:font-name="Courier New" style:font-name-complex="Courier New" fo:font-weight="bold" style:font-weight-asian="bold"/>
    </style:style>
    <style:style style:name="T27" style:parent-style-name="預設段落字型" style:family="text">
      <style:text-properties fo:color="#CE181E"/>
    </style:style>
    <style:style style:name="T28" style:parent-style-name="預設段落字型" style:family="text">
      <style:text-properties style:font-name="Courier New" style:font-name-complex="Courier New" fo:font-weight="bold" style:font-weight-asian="bold"/>
    </style:style>
    <style:style style:name="T29" style:parent-style-name="預設段落字型" style:family="text">
      <style:text-properties style:font-name="Courier New" style:font-name-complex="Courier New" fo:font-weight="bold" style:font-weight-asian="bold"/>
    </style:style>
    <style:style style:name="T30" style:parent-style-name="預設段落字型" style:family="text">
      <style:text-properties style:font-name="Courier New" style:font-name-complex="Courier New" fo:font-weight="bold" style:font-weight-asian="bold"/>
    </style:style>
    <style:style style:name="T31" style:parent-style-name="預設段落字型" style:family="text">
      <style:text-properties style:font-name="Courier New" style:font-name-complex="Courier New" fo:font-weight="bold" style:font-weight-asian="bold"/>
    </style:style>
    <style:style style:name="T32" style:parent-style-name="預設段落字型" style:family="text">
      <style:text-properties style:font-name="Courier New" style:font-name-complex="Courier New" fo:font-weight="bold" style:font-weight-asian="bold"/>
    </style:style>
    <style:style style:name="P33" style:parent-style-name="Standard" style:family="paragraph">
      <style:text-properties style:font-name="Courier New" style:font-name-complex="Courier New" fo:font-weight="bold" style:font-weight-asian="bold"/>
    </style:style>
    <style:style style:name="P34" style:parent-style-name="Standard" style:family="paragraph">
      <style:text-properties style:font-name="Courier New" style:font-name-complex="Courier New" fo:font-weight="bold" style:font-weight-asian="bold"/>
    </style:style>
    <style:style style:name="P35" style:parent-style-name="Standard" style:family="paragraph">
      <style:text-properties style:font-name="Courier New" style:font-name-complex="Courier New" fo:font-weight="bold" style:font-weight-asian="bold"/>
    </style:style>
    <style:style style:name="P36" style:parent-style-name="Standard" style:family="paragraph">
      <style:text-properties style:font-name="Courier New" style:font-name-complex="Courier New" fo:font-weight="bold" style:font-weight-asian="bold"/>
    </style:style>
    <style:style style:name="T37" style:parent-style-name="預設段落字型" style:family="text">
      <style:text-properties style:font-name="Courier New" style:font-name-complex="Courier New" fo:font-weight="bold" style:font-weight-asian="bold"/>
    </style:style>
    <style:style style:name="T38" style:parent-style-name="預設段落字型" style:family="text">
      <style:text-properties style:font-name="Courier New" style:font-name-complex="Courier New" fo:font-weight="bold" style:font-weight-asian="bold"/>
    </style:style>
    <style:style style:name="T39" style:parent-style-name="預設段落字型" style:family="text">
      <style:text-properties style:font-name="Courier New" style:font-name-complex="Courier New" fo:font-weight="bold" style:font-weight-asian="bold"/>
    </style:style>
    <style:style style:name="T40" style:parent-style-name="預設段落字型" style:family="text">
      <style:text-properties style:font-name="Courier New" style:font-name-complex="Courier New" fo:font-weight="bold" style:font-weight-asian="bold"/>
    </style:style>
    <style:style style:name="T41" style:parent-style-name="預設段落字型" style:family="text">
      <style:text-properties fo:font-weight="bold" style:font-weight-asian="bold"/>
    </style:style>
    <style:style style:name="T42" style:parent-style-name="預設段落字型" style:family="text">
      <style:text-properties style:font-name="Courier New" style:font-name-complex="Courier New" fo:font-weight="bold" style:font-weight-asian="bold"/>
    </style:style>
    <style:style style:name="T43" style:parent-style-name="預設段落字型" style:family="text">
      <style:text-properties style:font-name="Courier New" style:font-name-complex="Courier New" fo:font-weight="bold" style:font-weight-asian="bold"/>
    </style:style>
    <style:style style:name="T44" style:parent-style-name="預設段落字型" style:family="text">
      <style:text-properties style:font-name="Courier New" style:font-name-complex="Courier New" fo:font-weight="bold" style:font-weight-asian="bold"/>
    </style:style>
    <style:style style:name="T45" style:parent-style-name="預設段落字型" style:family="text">
      <style:text-properties style:font-name="Courier New" style:font-name-complex="Courier New" fo:font-weight="bold" style:font-weight-asian="bold"/>
    </style:style>
    <style:style style:name="T46" style:parent-style-name="預設段落字型" style:family="text">
      <style:text-properties style:font-name="Courier New" style:font-name-complex="Courier New" fo:font-weight="bold" style:font-weight-asian="bold"/>
    </style:style>
    <style:style style:name="T47" style:parent-style-name="預設段落字型" style:family="text">
      <style:text-properties style:font-name="Courier New" style:font-name-complex="Courier New" fo:font-weight="bold" style:font-weight-asian="bold"/>
    </style:style>
    <style:style style:name="T48" style:parent-style-name="預設段落字型" style:family="text">
      <style:text-properties style:font-name="Courier New" style:font-name-complex="Courier New" fo:font-weight="bold" style:font-weight-asian="bold"/>
    </style:style>
    <style:style style:name="T49" style:parent-style-name="預設段落字型" style:family="text">
      <style:text-properties style:font-name="Courier New" style:font-name-complex="Courier New" fo:font-weight="bold" style:font-weight-asian="bold"/>
    </style:style>
    <style:style style:name="T50" style:parent-style-name="預設段落字型" style:family="text">
      <style:text-properties style:font-name="Courier New" style:font-name-complex="Courier New" fo:font-weight="bold" style:font-weight-asian="bold"/>
    </style:style>
    <style:style style:name="T51" style:parent-style-name="預設段落字型" style:family="text">
      <style:text-properties style:font-name="Courier New" style:font-name-complex="Courier New" fo:font-weight="bold" style:font-weight-asian="bold"/>
    </style:style>
    <style:style style:name="T52" style:parent-style-name="預設段落字型" style:family="text">
      <style:text-properties style:font-name="Courier New" style:font-name-complex="Courier New" fo:font-weight="bold" style:font-weight-asian="bold"/>
    </style:style>
    <style:style style:name="T53" style:parent-style-name="預設段落字型" style:family="text">
      <style:text-properties style:font-name="Courier New" style:font-name-complex="Courier New" fo:font-weight="bold" style:font-weight-asian="bold"/>
    </style:style>
    <style:style style:name="T54" style:parent-style-name="預設段落字型" style:family="text">
      <style:text-properties style:font-name="Courier New" style:font-name-complex="Courier New" fo:font-weight="bold" style:font-weight-asian="bold"/>
    </style:style>
    <style:style style:name="T55" style:parent-style-name="預設段落字型" style:family="text">
      <style:text-properties style:font-name="Courier New" style:font-name-complex="Courier New" fo:font-weight="bold" style:font-weight-asian="bold"/>
    </style:style>
    <style:style style:name="T56" style:parent-style-name="預設段落字型" style:family="text">
      <style:text-properties style:font-name="Courier New" style:font-name-complex="Courier New" fo:font-weight="bold" style:font-weight-asian="bold"/>
    </style:style>
    <style:style style:name="T57" style:parent-style-name="預設段落字型" style:family="text">
      <style:text-properties style:font-name="Courier New" style:font-name-complex="Courier New" fo:font-weight="bold" style:font-weight-asian="bold"/>
    </style:style>
    <style:style style:name="T58" style:parent-style-name="預設段落字型" style:family="text">
      <style:text-properties style:font-name="Courier New" style:font-name-complex="Courier New" fo:font-weight="bold" style:font-weight-asian="bold"/>
    </style:style>
    <style:style style:name="T59" style:parent-style-name="預設段落字型" style:family="text">
      <style:text-properties style:font-name="Courier New" style:font-name-complex="Courier New" fo:font-weight="bold" style:font-weight-asian="bold"/>
    </style:style>
  </office:automatic-styles>
  <office:body>
    <office:text text:use-soft-page-breaks="true">
      <text:p text:style-name="P1">Linux作業系統實務<text:s/>作業2</text:p>
      <text:p text:style-name="Standard">班級: <text:s text:c="2"/>學號: <text:s text:c="2"/>姓名:</text:p>
      <text:p text:style-name="Standard">請完成以下工作，並載取重要的螢幕畫面貼到所對應的題目之下。</text:p>
      <text:p text:style-name="Standard">0.<text:s/>設定主機名稱為您的學號</text:p>
      <text:p text:style-name="Standard">範例：</text:p>
      <text:p text:style-name="Standard">[ksu@ksu-VM ~]$<text:s/><text:span text:style-name="T2">sudo hostnamectl set-hostname 4070E999</text:span></text:p>
      <text:p text:style-name="Standard">[ksu@ksu-VM ~]$<text:s/><text:span text:style-name="T3">exit</text:span></text:p>
      <text:p text:style-name="Standard">參考:<text:s/>http://linux.vbird.org/linux_basic_train/unit04.php#</text:p>
      <text:p text:style-name="Standard"/>
      <text:p text:style-name="Standard">◎<text:s/>查詢使用者的帳號資訊</text:p>
      <text:p text:style-name="Standard">範例：</text:p>
      <text:p text:style-name="Standard">[ksu@4070e999 ~]$<text:s/><text:span text:style-name="T4">id</text:span></text:p>
      <text:p text:style-name="Standard">uid=1000(ksu) gid=1000(ksu) groups=1000(ksu),10(wheel) context=unconfined_u:unconfined_r:unconfined_t:s0-s0:c0.c1023</text:p>
      <text:p text:style-name="Standard"/>
      <text:p text:style-name="Standard">[ksu@4070e999 ~]$<text:s/><text:span text:style-name="T5">getent passwd ksu</text:span></text:p>
      <text:p text:style-name="Standard">ksu:x:1000:1000:ksu:/home/ksu:/bin/bash</text:p>
      <text:p text:style-name="Standard"/>
      <text:p text:style-name="Standard">●<text:s/>查詢目前使用者的所屬群組</text:p>
      <text:p text:style-name="Standard">範例：</text:p>
      <text:p text:style-name="Standard">[ksu@4070e999 ~]$<text:s/><text:span text:style-name="T6">groups</text:span></text:p>
      <text:p text:style-name="Standard">ksu wheel</text:p>
      <text:p text:style-name="Standard"/>
      <text:p text:style-name="Standard">●<text:s/>切換效用群組(effective group)</text:p>
      <text:p text:style-name="Standard">範例：</text:p>
      <text:p text:style-name="Standard">[ksu@4070e999 ~]$<text:s/><text:span text:style-name="T7">newgrp - wheel</text:span></text:p>
      <text:p text:style-name="Standard">[ksu@4070e999 ~]$<text:s/><text:span text:style-name="T8">id</text:span></text:p>
      <text:p text:style-name="Standard">uid=1000(ksu) gid=10(wheel) groups=10(wheel),1000(ksu)<text:s/>context=unconfined_u:unconfined_r:unconfined_t:s0-s0:c0.c1023</text:p>
      <text:p text:style-name="Standard">注意:<text:s/>補充群組(supplementary group)<text:s/>順序有改變。</text:p>
      <text:p text:style-name="Standard">[ksu@4070e999 ~]$<text:s/><text:span text:style-name="T9">exit</text:span><text:s/>或者<text:s/><text:span text:style-name="T10">logout</text:span></text:p>
      <text:p text:style-name="Standard"/>
      <text:p text:style-name="Standard">●<text:s/>查看目前所有的群組</text:p>
      <text:p text:style-name="Standard">範例：</text:p>
      <text:p text:style-name="Standard">[ksu@4070e999 ~]$<text:s/><text:span text:style-name="T11">cat /etc/group</text:span></text:p>
      <text:p text:style-name="Standard"/>
      <text:p text:style-name="Standard">●<text:s/>查看目前所有的帳戶</text:p>
      <text:p text:style-name="Standard">範例：</text:p>
      <text:p text:style-name="Standard">[ksu@4070e999 ~]$<text:s/><text:span text:style-name="T12">cat /etc/passwd</text:span></text:p>
      <text:p text:style-name="Standard"/>
      <text:p text:style-name="Standard">●<text:s/>為自己(學號)建立一個帳號</text:p>
      <text:p text:style-name="Standard">範例：</text:p>
      <text:p text:style-name="Standard">[ksu@4070e999 ~]$<text:s/><text:span text:style-name="T13">sudo useradd 4070e999</text:span></text:p>
      <text:p text:style-name="Standard">[sudo] password for ksu:<text:s/><text:span text:style-name="T14">ksu</text:span></text:p>
      <text:p text:style-name="Standard">[ksu@4070e999 ~]$<text:s/><text:span text:style-name="T15">id 4070e999</text:span></text:p>
      <text:p text:style-name="Standard">uid=1001(4070e999) gid=1001(4070e999) groups=1001(4070e999)</text:p>
      <text:p text:style-name="Standard"/>
      <text:p text:style-name="Standard">● echo<text:s/>指令</text:p>
      <text:p text:style-name="Standard">範例：</text:p>
      <text:soft-page-break/>
      <text:p text:style-name="Standard">[ksu@4070e999 ~]$<text:s/><text:span text:style-name="T16">echo 'Passw0rd'</text:span></text:p>
      <text:p text:style-name="Standard">Passw0rd</text:p>
      <text:p text:style-name="Standard"/>
      <text:p text:style-name="Standard">●<text:s/>設定新建帳戶的密碼</text:p>
      <text:p text:style-name="Standard">範例</text:p>
      <text:p text:style-name="Standard">[ksu@4070e999 ~]$<text:s/><text:span text:style-name="T17">echo '</text:span><text:span text:style-name="T18">Passw0rd' | sudo passwd --stdin 4070e999</text:span></text:p>
      <text:p text:style-name="Standard">Changing password for user 4070e999.</text:p>
      <text:p text:style-name="Standard">passwd: all authentication tokens updated successfully.</text:p>
      <text:p text:style-name="Standard"/>
      <text:p text:style-name="Standard">●<text:s/>重新以新的帳戶登入</text:p>
      <text:p text:style-name="Standard">範例：</text:p>
      <text:p text:style-name="Standard">[ksu@4070e999 ~]$<text:s/><text:span text:style-name="T19">logout</text:span></text:p>
      <text:p text:style-name="Standard">重新打開終端機</text:p>
      <text:p text:style-name="Standard">login as:<text:s/><text:span text:style-name="T20">4070e999</text:span></text:p>
      <text:p text:style-name="Standard">4070e999@192.168.1.102's password:<text:s/><text:span text:style-name="T21">Passw0rd</text:span></text:p>
      <text:p text:style-name="Standard">Last login: Sun Sep 15 00:07:22 2019</text:p>
      <text:p text:style-name="Standard">[4070e999@4070e999 ~]$ <text:s/><text:span text:style-name="T22">id</text:span></text:p>
      <text:p text:style-name="Standard">uid=1001(4070e999) gid=1001(4070e999) groups=1001(4070e999) context=unconfined_u:unconfined_r:unconfined_t:s0-s0:c0.c1023</text:p>
      <text:p text:style-name="Standard">[4070e999@4070e999 ~]$<text:s/><text:span text:style-name="T23">cat /etc/group</text:span></text:p>
      <text:p text:style-name="Standard">應該看到最後一行如下:</text:p>
      <text:p text:style-name="Standard">4070e999:x:1001:</text:p>
      <text:p text:style-name="Standard"/>
      <text:p text:style-name="Standard">◎<text:s/>加入新的群組</text:p>
      <text:p text:style-name="Standard">●<text:s/>確認目前使用者身份為上述的新建帳戶</text:p>
      <text:p text:style-name="Standard">範例：</text:p>
      <text:p text:style-name="Standard">[4070e999@4070e999 ~]$<text:s/><text:span text:style-name="T24">whoami</text:span></text:p>
      <text:p text:style-name="Standard">4070e999</text:p>
      <text:p text:style-name="Standard"/>
      <text:p text:style-name="Standard">●<text:s/>創建IT群組(注意: 4070e999沒有sudoer權限，所以會失敗)</text:p>
      <text:p text:style-name="Standard">0.<text:s/>錯誤的示範：</text:p>
      <text:p text:style-name="Standard">[4070e999@4070e999 ~]$<text:s/><text:span text:style-name="T25">sudo groupadd IT</text:span></text:p>
      <text:p text:style-name="Standard"/>
      <text:p text:style-name="Standard">We trust you have received the usual lecture from the local System</text:p>
      <text:p text:style-name="Standard">Administrator. It usually boils down<text:s/>to these three things:</text:p>
      <text:p text:style-name="Standard"/>
      <text:p text:style-name="Standard"><text:s text:c="4"/>#1) Respect the privacy of others.</text:p>
      <text:p text:style-name="Standard"><text:s text:c="4"/>#2) Think before you type.</text:p>
      <text:p text:style-name="Standard"><text:s text:c="4"/>#3) With great power comes great responsibility.</text:p>
      <text:p text:style-name="Standard"/>
      <text:p text:style-name="Standard">[sudo] password for 4070e999:<text:s/><text:span text:style-name="T26">Passw0rd</text:span></text:p>
      <text:p text:style-name="Standard"><text:span text:style-name="T27">4070e999 is not in the sudoers file.<text:s/></text:span><text:s/>This incident will be reported.</text:p>
      <text:p text:style-name="Standard"/>
      <text:p text:style-name="Standard">1<text:s/>切換身份為ksu</text:p>
      <text:p text:style-name="Standard">範例：</text:p>
      <text:p text:style-name="Standard">[4070e999@4070e999 ~]$<text:s/><text:span text:style-name="T28">su ksu</text:span></text:p>
      <text:p text:style-name="Standard">Password:<text:s/><text:span text:style-name="T29">ksu</text:span></text:p>
      <text:p text:style-name="Standard">2.<text:s/>創建IT群組</text:p>
      <text:p text:style-name="Standard">範例：</text:p>
      <text:soft-page-break/>
      <text:p text:style-name="Standard">[ksu@4070e999 4070e999]$<text:s/><text:span text:style-name="T30">sudo groupadd IT</text:span></text:p>
      <text:p text:style-name="Standard">[sudo] password for ksu:<text:s/><text:span text:style-name="T31">ksu</text:span></text:p>
      <text:p text:style-name="Standard">[ksu@4070e999 4070e999]$<text:s/><text:span text:style-name="T32">cat /etc/group</text:span></text:p>
      <text:p text:style-name="Standard">應該會在最後一行顯示出IT群組，如下:</text:p>
      <text:p text:style-name="Standard">IT:x:1002:</text:p>
      <text:p text:style-name="Standard"/>
      <text:p text:style-name="Standard">● <text:s/>批次建立帳號，為IT群組建立50個帳號</text:p>
      <text:p text:style-name="Standard">(1)固定序號的帳號名稱</text:p>
      <text:p text:style-name="Standard">(2)從檔案讀取帳號名稱</text:p>
      <text:p text:style-name="Standard"/>
      <text:p text:style-name="Standard">(1)使用迴圈建立流水號的帳號名稱</text:p>
      <text:p text:style-name="Standard">=============================================</text:p>
      <text:p text:style-name="P33">for i in {01..50}; do</text:p>
      <text:p text:style-name="P34">sudo useradd -s /bin/bash -G IT -m it$i;</text:p>
      <text:p text:style-name="P35">echo 'Passw0rd' | sudo passwd --stdin it$i; <text:s/></text:p>
      <text:p text:style-name="P36">done</text:p>
      <text:p text:style-name="Standard">=============================================</text:p>
      <text:p text:style-name="Standard">範例：</text:p>
      <text:p text:style-name="Standard">[ksu@4070e999<text:s/>4070e999]$<text:s/><text:span text:style-name="T37">for i in {01..50}; do</text:span></text:p>
      <text:p text:style-name="Standard">&gt;<text:s/><text:span text:style-name="T38">sudo useradd -s /bin/bash -G IT -m it$i;</text:span></text:p>
      <text:p text:style-name="Standard">&gt;<text:s/><text:span text:style-name="T39">echo 'Passw0rd' | sudo passwd --stdin it$i;</text:span></text:p>
      <text:p text:style-name="Standard">&gt;<text:s/><text:span text:style-name="T40">done</text:span></text:p>
      <text:p text:style-name="Standard">[sudo] password for ksu:<text:s/><text:span text:style-name="T41">ksu</text:span></text:p>
      <text:p text:style-name="Standard">Changing password for user it01.</text:p>
      <text:p text:style-name="Standard">passwd: all authentication tokens updated successfully.</text:p>
      <text:p text:style-name="Standard">Changing<text:s/>password for user it02.</text:p>
      <text:p text:style-name="Standard">passwd: all authentication tokens updated successfully.</text:p>
      <text:p text:style-name="Standard">Changing password for user it03.</text:p>
      <text:p text:style-name="Standard">...</text:p>
      <text:p text:style-name="Standard">Changing password for user it50.</text:p>
      <text:p text:style-name="Standard">passwd: all authentication tokens updated successfully.</text:p>
      <text:p text:style-name="Standard"/>
      <text:p text:style-name="Standard">●<text:s/>檢視新建立的帳號</text:p>
      <text:p text:style-name="Standard">範例：</text:p>
      <text:p text:style-name="Standard">[ksu@4070e999 4070e999]$<text:span text:style-name="T42"><text:s/>cat /etc/</text:span><text:span text:style-name="T43">passwd</text:span></text:p>
      <text:p text:style-name="Standard">[ksu@4070e999 4070e999]$<text:s/><text:span text:style-name="T44">id it50</text:span></text:p>
      <text:p text:style-name="Standard">uid=1051(it50) gid=1052(it50) groups=1052(it50),1002(IT)</text:p>
      <text:p text:style-name="Standard">[ksu@4070e999 4070e999]$</text:p>
      <text:p text:style-name="Standard">●<text:s/>檢視家目錄；每個帳號都有自已的家目錄：</text:p>
      <text:p text:style-name="Standard">範例：</text:p>
      <text:p text:style-name="Standard">[ksu@4070e999 4070e999]$<text:s/><text:span text:style-name="T45">ls /home</text:span></text:p>
      <text:p text:style-name="Standard">[ksu@4070e999 4070e999]$<text:s/><text:span text:style-name="T46">ls -l /home</text:span></text:p>
      <text:p text:style-name="Standard"/>
      <text:p text:style-name="Standard">◎<text:s/>更改帳戶：將自己學號的帳戶加入wheel群組</text:p>
      <text:p text:style-name="Standard">範例：</text:p>
      <text:p text:style-name="Standard">[ksu@4070e999 4070e999]$<text:s/><text:span text:style-name="T47">sudo usermod -a -G wheel 4070e999</text:span></text:p>
      <text:p text:style-name="Standard">註：另一種方式是直接編輯/etc/group檔。</text:p>
      <text:p text:style-name="Standard">範例：</text:p>
      <text:p text:style-name="Standard">[ksu@4070e999 4070e999]$<text:s/><text:span text:style-name="T48">cat /etc/group</text:span></text:p>
      <text:soft-page-break/>
      <text:p text:style-name="Standard">如此4070e999變成是sudoder了。現在可以登出ksu帳號，而回到自已的帳號。</text:p>
      <text:p text:style-name="Standard">範例：</text:p>
      <text:p text:style-name="Standard">[ksu@4070e999 4070e999]$<text:s/><text:span text:style-name="T49">exit</text:span></text:p>
      <text:p text:style-name="Standard">[4070e999@4070e999 ~]$<text:s/><text:span text:style-name="T50">exit</text:span></text:p>
      <text:p text:style-name="Standard"/>
      <text:p text:style-name="Standard">◎<text:s/>移除ksu帳戶(-r選項連帶移除ksu的家目錄)</text:p>
      <text:p text:style-name="Standard">範例：</text:p>
      <text:p text:style-name="Standard">使用4070e999重新登入</text:p>
      <text:p text:style-name="Standard">[4070e999@4070e999 ~]$<text:s/><text:span text:style-name="T51">sudo userdel -r ksu</text:span></text:p>
      <text:p text:style-name="Standard">[sudo] password for 4070e999:<text:s/><text:span text:style-name="T52">Passw0rd</text:span></text:p>
      <text:p text:style-name="Standard"/>
      <text:p text:style-name="Standard">●<text:s/>確定ksu帳號及其家目錄被刪除了。</text:p>
      <text:p text:style-name="Standard">[4070e999@4070e999 ~]$</text:p>
      <text:p text:style-name="Standard">◎<text:s/>將it50帳戶停權</text:p>
      <text:p text:style-name="Standard">範例：</text:p>
      <text:p text:style-name="Standard">[4070e999@4070e999 ~]$<text:s/><text:span text:style-name="T53">sudo passwd -l it50</text:span></text:p>
      <text:p text:style-name="Standard"/>
      <text:p text:style-name="Standard">●<text:s/>以it50帳號登入，確定不能登入。</text:p>
      <text:p text:style-name="Standard">範例：</text:p>
      <text:p text:style-name="Standard">[4070e999@4070e999 ~]$<text:s/><text:span text:style-name="T54">su - it50</text:span></text:p>
      <text:p text:style-name="Standard">Password: Passw0rd</text:p>
      <text:p text:style-name="Standard">su: Authentication failure</text:p>
      <text:p text:style-name="Standard"/>
      <text:p text:style-name="Standard">問題：如可復權？</text:p>
      <text:p text:style-name="Standard">參考：<text:a xlink:href="http://www.aboutlinux.info/2005/10/different-ways-of-locking-users.html" office:target-frame-name="_top" xlink:show="replace">http://www.aboutlinux.info/2005/10/different-ways-of-locking-users.html</text:a></text:p>
      <text:p text:style-name="Standard"/>
      <text:p text:style-name="Standard">◎<text:s/>強制變更密碼</text:p>
      <text:p text:style-name="Standard">請參考：<text:a xlink:href="https://www.opencli.com/linux/force-user-next-login-change-password" office:target-frame-name="_top" xlink:show="replace">https://www.opencli.com/linux/force-user-next-login-change-password</text:a></text:p>
      <text:p text:style-name="Standard">範例：</text:p>
      <text:p text:style-name="Standard">[4070e999@4070e999 ~]$<text:s/><text:span text:style-name="T55">sudo passwd -e it01</text:span></text:p>
      <text:p text:style-name="Standard">Expiring password for user it01.</text:p>
      <text:p text:style-name="Standard">passwd: Success</text:p>
      <text:p text:style-name="Standard">登出，再試著用it01帳戶重新登入。</text:p>
      <text:p text:style-name="Standard">[4070e999@4070e999 ~]$<text:s/><text:span text:style-name="T56">exit</text:span></text:p>
      <text:p text:style-name="Standard"/>
      <text:p text:style-name="Standard">4070e999 login:<text:s/><text:span text:style-name="T57">it01</text:span></text:p>
      <text:p text:style-name="Standard">Password:<text:s/><text:span text:style-name="T58">Passw0rd</text:span></text:p>
      <text:p text:style-name="Standard">You are required to change your password immediately (root enforeced)</text:p>
      <text:p text:style-name="Standard">Changing password for it01.</text:p>
      <text:p text:style-name="Standard">(current) UNIX password:<text:s/><text:span text:style-name="T59">Passw0rd</text:span></text:p>
      <text:p text:style-name="Standard">New password:</text:p>
      <text:p text:style-name="Standard"/>
      <text:p text:style-name="Standard">◎<text:s/>更改檔案或目錄權限(下次作業再做)</text:p>
      <text:p text:style-name="Standard"/>
      <text:p text:style-name="Standard">請將上述全部的同樣步驟，在RaspberryPi重新做一遍。</text:p>
      <text:p text:style-name="Standard">將ksu改成pi來操作。</text:p>
      <text:p text:style-name="Standard">指令可能有所不同，請上網查詢相關資料。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Liberation Mono" svg:font-family="Liberation Mono" style:font-family-generic="modern" style:font-pitch="fixed"/>
    <style:font-face style:name="細明體" svg:font-family="細明體" style:font-family-generic="modern" style:font-pitch="fixed" svg:panose-1="2 2 5 9 0 0 0 0 0 0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ocumentMap" style:display-name="DocumentMap" style:family="paragraph">
      <style:paragraph-properties style:vertical-align="auto"/>
      <style:text-properties style:font-name="Calibri" style:font-name-complex="Calibri" style:font-size-complex="11pt" style:language-complex="ar" style:country-complex="SA" fo:hyphenate="false"/>
    </style:style>
    <style:style style:name="內文Web" style:display-name="內文 (Web)" style:family="paragraph" style:parent-style-name="Standard">
      <style:paragraph-properties style:vertical-align="auto" fo:margin-top="0.0694in" fo:margin-bottom="0.0986in" fo:line-height="115%"/>
      <style:text-properties style:font-name="新細明體" style:font-name-complex="新細明體" style:language-complex="ar" style:country-complex="SA" fo:hyphenate="false"/>
    </style:style>
    <style:style style:name="PreformattedText" style:display-name="Preformatted Text" style:family="paragraph" style:parent-style-name="Standard">
      <style:text-properties style:font-name="Liberation Mono" style:font-name-asian="細明體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細明體" style:font-name-complex="Liberation Mono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10pt" style:font-size-asian="10pt" style:font-size-complex="9pt" fo:hyphenate="false"/>
    </style:style>
    <style:style style:name="頁首字元" style:display-name="頁首 字元" style:family="text" style:parent-style-name="預設段落字型">
      <style:text-properties style:font-name-complex="Mangal" fo:font-size="10pt" style:font-size-asian="10pt" style:font-size-complex="9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10pt" style:font-size-asian="10pt" style:font-size-complex="9pt" fo:hyphenate="false"/>
    </style:style>
    <style:style style:name="頁尾字元" style:display-name="頁尾 字元" style:family="text" style:parent-style-name="預設段落字型">
      <style:text-properties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3301</meta:initial-creator>
    <dc:creator>KSUIE</dc:creator>
    <meta:creation-date>2019-09-27T03:55:00Z</meta:creation-date>
    <dc:date>2019-09-27T03:55:00Z</dc:date>
    <meta:template xlink:href="Normal" xlink:type="simple"/>
    <meta:editing-cycles>2</meta:editing-cycles>
    <meta:editing-duration>PT0S</meta:editing-duration>
    <meta:document-statistic meta:page-count="4" meta:paragraph-count="9" meta:word-count="712" meta:character-count="4766" meta:row-count="33" meta:non-whitespace-character-count="4063"/>
  </office:meta>
</office:document-meta>
</file>